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2c6ba7" officeooo:paragraph-rsid="002c6ba7" style:font-weight-asian="bold" style:font-weight-complex="bold"/>
    </style:style>
    <style:style style:name="P2" style:family="paragraph" style:parent-style-name="Standard">
      <style:text-properties officeooo:rsid="0019b232" officeooo:paragraph-rsid="0019b232"/>
    </style:style>
    <style:style style:name="P3" style:family="paragraph" style:parent-style-name="Standard">
      <style:text-properties officeooo:rsid="0019b232" officeooo:paragraph-rsid="0025253e"/>
    </style:style>
    <style:style style:name="P4" style:family="paragraph" style:parent-style-name="Standard">
      <style:text-properties officeooo:rsid="001ca61a" officeooo:paragraph-rsid="001ca61a"/>
    </style:style>
    <style:style style:name="P5" style:family="paragraph" style:parent-style-name="Standard">
      <style:text-properties fo:font-weight="bold" officeooo:rsid="001ca61a" officeooo:paragraph-rsid="001ca61a" style:font-weight-asian="bold" style:font-weight-complex="bold"/>
    </style:style>
    <style:style style:name="P6" style:family="paragraph" style:parent-style-name="Standard">
      <style:text-properties officeooo:rsid="002d586f" officeooo:paragraph-rsid="002d586f"/>
    </style:style>
    <style:style style:name="P7" style:family="paragraph" style:parent-style-name="Standard">
      <style:text-properties officeooo:rsid="0019b232" officeooo:paragraph-rsid="001e3acf"/>
    </style:style>
    <style:style style:name="P8" style:family="paragraph" style:parent-style-name="Standard">
      <style:text-properties officeooo:rsid="001e3acf" officeooo:paragraph-rsid="001e3acf"/>
    </style:style>
    <style:style style:name="P9" style:family="paragraph" style:parent-style-name="Standard">
      <style:text-properties officeooo:rsid="002ec9d3" officeooo:paragraph-rsid="002ec9d3"/>
    </style:style>
    <style:style style:name="P10" style:family="paragraph" style:parent-style-name="Standard">
      <style:text-properties officeooo:rsid="00374e97" officeooo:paragraph-rsid="00374e97"/>
    </style:style>
    <style:style style:name="P11" style:family="paragraph" style:parent-style-name="Standard">
      <style:paragraph-properties fo:break-before="page"/>
      <style:text-properties fo:font-weight="bold" officeooo:rsid="002c6ba7" officeooo:paragraph-rsid="002c6ba7" style:font-weight-asian="bold" style:font-weight-complex="bold"/>
    </style:style>
    <style:style style:name="P12" style:family="paragraph" style:parent-style-name="Standard" style:list-style-name="L1">
      <style:text-properties officeooo:rsid="002c6ba7" officeooo:paragraph-rsid="002c6ba7"/>
    </style:style>
    <style:style style:name="P13" style:family="paragraph" style:parent-style-name="Standard" style:list-style-name="L1">
      <style:text-properties officeooo:rsid="002d586f" officeooo:paragraph-rsid="002d586f"/>
    </style:style>
    <style:style style:name="P14" style:family="paragraph" style:parent-style-name="Standard" style:list-style-name="L1">
      <style:text-properties officeooo:rsid="002ec9d3" officeooo:paragraph-rsid="002ec9d3"/>
    </style:style>
    <style:style style:name="P15" style:family="paragraph" style:parent-style-name="Standard" style:list-style-name="L1">
      <style:text-properties officeooo:rsid="002d586f" officeooo:paragraph-rsid="002ec9d3"/>
    </style:style>
    <style:style style:name="P16" style:family="paragraph" style:parent-style-name="Standard" style:list-style-name="L1">
      <style:text-properties officeooo:rsid="0030782f" officeooo:paragraph-rsid="0030782f"/>
    </style:style>
    <style:style style:name="P17" style:family="paragraph" style:parent-style-name="Standard">
      <style:text-properties officeooo:rsid="0030782f" officeooo:paragraph-rsid="0030782f"/>
    </style:style>
    <style:style style:name="P18" style:family="paragraph" style:parent-style-name="Standard">
      <style:text-properties officeooo:rsid="00313953" officeooo:paragraph-rsid="0039e095"/>
    </style:style>
    <style:style style:name="P19" style:family="paragraph" style:parent-style-name="Standard">
      <style:text-properties officeooo:rsid="0032c6af" officeooo:paragraph-rsid="0039e095"/>
    </style:style>
    <style:style style:name="P20" style:family="paragraph" style:parent-style-name="Standard">
      <style:text-properties officeooo:rsid="003d85e5" officeooo:paragraph-rsid="003d85e5"/>
    </style:style>
    <style:style style:name="T1" style:family="text">
      <style:text-properties officeooo:rsid="002d586f"/>
    </style:style>
    <style:style style:name="T2" style:family="text">
      <style:text-properties officeooo:rsid="00313206"/>
    </style:style>
    <style:style style:name="T3" style:family="text">
      <style:text-properties officeooo:rsid="002846ae"/>
    </style:style>
    <style:style style:name="T4" style:family="text">
      <style:text-properties officeooo:rsid="001b2e68"/>
    </style:style>
    <style:style style:name="T5" style:family="text">
      <style:text-properties officeooo:rsid="0025c538"/>
    </style:style>
    <style:style style:name="T6" style:family="text">
      <style:text-properties officeooo:rsid="001c3da9"/>
    </style:style>
    <style:style style:name="T7" style:family="text">
      <style:text-properties officeooo:rsid="00269504"/>
    </style:style>
    <style:style style:name="T8" style:family="text">
      <style:text-properties officeooo:rsid="0025253e"/>
    </style:style>
    <style:style style:name="T9" style:family="text">
      <style:text-properties officeooo:rsid="002c6ba7"/>
    </style:style>
    <style:style style:name="T10" style:family="text">
      <style:text-properties officeooo:rsid="0037faad"/>
    </style:style>
    <style:style style:name="T11" style:family="text">
      <style:text-properties officeooo:rsid="00374e97"/>
    </style:style>
    <style:style style:name="T12" style:family="text">
      <style:text-properties officeooo:rsid="00215812"/>
    </style:style>
    <style:style style:name="T13" style:family="text">
      <style:text-properties officeooo:rsid="001e3acf"/>
    </style:style>
    <style:style style:name="T14" style:family="text">
      <style:text-properties officeooo:rsid="002ec9d3"/>
    </style:style>
    <style:style style:name="T15" style:family="text">
      <style:text-properties officeooo:rsid="0030782f"/>
    </style:style>
    <style:style style:name="T16" style:family="text">
      <style:text-properties officeooo:rsid="00346225"/>
    </style:style>
    <style:style style:name="T17" style:family="text">
      <style:text-properties officeooo:rsid="00360623"/>
    </style:style>
    <style:style style:name="T18" style:family="text">
      <style:text-properties officeooo:rsid="0034479b"/>
    </style:style>
    <style:style style:name="T19" style:family="text">
      <style:text-properties officeooo:rsid="0039e095"/>
    </style:style>
    <style:style style:name="T20" style:family="text">
      <style:text-properties officeooo:rsid="003bc883"/>
    </style:style>
    <style:style style:name="T21" style:family="text">
      <style:text-properties officeooo:rsid="003cfd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ent Requests</text:p>
      <text:p text:style-name="P2">List Client Command <text:span text:style-name="T1">(ListRequest)</text:span></text:p>
      <text:p text:style-name="P2">&lt;Command ID: 0x00&gt;</text:p>
      <text:p text:style-name="P2"/>
      <text:p text:style-name="P2">Delete Client Command <text:span text:style-name="T2">(DeleteRequest)</text:span></text:p>
      <text:p text:style-name="P2">&lt;Command ID: 0x01&gt;</text:p>
      <text:p text:style-name="P2">&lt;Filename Length: 1 byte&gt; <text:span text:style-name="T3">(Supports filenames up to 127 characters.)</text:span></text:p>
      <text:p text:style-name="P2">&lt;Filename: ASCII, X bytes&gt;</text:p>
      <text:p text:style-name="P2"/>
      <text:p text:style-name="P2">Rename Client Command <text:span text:style-name="T2">(RenameRequest)</text:span></text:p>
      <text:p text:style-name="P2">&lt;Command ID: 0x02&gt;</text:p>
      <text:p text:style-name="P2">&lt;Original Filename Length: 1 byte&gt;</text:p>
      <text:p text:style-name="P2">&lt;Original Filename: ASCII, X bytes&gt;</text:p>
      <text:p text:style-name="P2">&lt;New Filename Length: 1 byte&gt;</text:p>
      <text:p text:style-name="P2">&lt;New Filename: ASCII, X bytes&gt;</text:p>
      <text:p text:style-name="P2"/>
      <text:p text:style-name="P2">Download Client Command <text:span text:style-name="T2">(DownloadRequest)</text:span></text:p>
      <text:p text:style-name="P2">&lt;Command ID: 0x03&gt;</text:p>
      <text:p text:style-name="P2">&lt;Filename Length: 1 byte&gt;</text:p>
      <text:p text:style-name="P2">&lt;Filename: ASCII, X bytes&gt;</text:p>
      <text:p text:style-name="P2"/>
      <text:p text:style-name="P2">Upload Client Command <text:span text:style-name="T2">(UploadRequest)</text:span></text:p>
      <text:p text:style-name="P2">&lt;Command ID: 0x04&gt;</text:p>
      <text:p text:style-name="P2">&lt;Filename Length: 1 byte&gt;</text:p>
      <text:p text:style-name="P2">&lt;Filename: ASCII, X bytes&gt;</text:p>
      <text:p text:style-name="P3">&lt;<text:span text:style-name="T4">Data length: </text:span><text:span text:style-name="T5">64</text:span><text:span text:style-name="T4">-bit signed int </text:span><text:span text:style-name="T5">(long)</text:span><text:span text:style-name="T4">: </text:span><text:span text:style-name="T5">8</text:span><text:span text:style-name="T4"> bytes&gt; </text:span><text:span text:style-name="T6">(Supports up to </text:span><text:span text:style-name="T5">8E</text:span><text:span text:style-name="T7">i</text:span><text:span text:style-name="T5">B</text:span><text:span text:style-name="T6"> files </text:span><text:span text:style-name="T5">[Obviously the server would not support this]</text:span><text:span text:style-name="T6">)</text:span></text:p>
      <text:p text:style-name="P3"><text:tab/><text:span text:style-name="T8">(Moved this to the initial request to enable the server to reject files that it decided are too large.)</text:span></text:p>
      <text:p text:style-name="P2"><text:s/>[Await Server Response 1] <text:span text:style-name="T2">(ErrorCodeReply)</text:span></text:p>
      <text:p text:style-name="P2">&lt;<text:span text:style-name="T4">Data: X bytes&gt; </text:span><text:span text:style-name="T2">(FileMessage)</text:span></text:p>
      <text:p text:style-name="P2"/>
      <text:p text:style-name="P4"/>
      <text:p text:style-name="P5">Server Repl<text:span text:style-name="T9">ies</text:span></text:p>
      <text:p text:style-name="P6"><text:soft-page-break/>List (<text:span text:style-name="T10">ErrorCodeReply + </text:span>ListReply <text:span text:style-name="T10">when SUCCESS</text:span>):</text:p>
      <text:p text:style-name="P6">&lt;<text:span text:style-name="T11">Error code: ERRCODE 1 byte&gt;</text:span></text:p>
      <text:p text:style-name="P4">&lt;Number of filenames: 1 byte&gt;</text:p>
      <text:p text:style-name="P4">&lt;Filename 0 length: 1 byte&gt;</text:p>
      <text:p text:style-name="P4">&lt;Filename 0: ASCII X bytes&gt;</text:p>
      <text:p text:style-name="P4">&lt;Filename 1 length: 1 byte&gt;</text:p>
      <text:p text:style-name="P4">&lt;Filename 1: ASCII X bytes&gt;</text:p>
      <text:p text:style-name="P4">&lt;Filename N length: 1 byte&gt;</text:p>
      <text:p text:style-name="P4">&lt;Filename N: ASCII X bytes&gt;</text:p>
      <text:p text:style-name="P4"/>
      <text:p text:style-name="P4">Delete <text:span text:style-name="T1">(ErrorCodeReply)</text:span>:</text:p>
      <text:p text:style-name="P4">&lt;Error code: ERRCODE 1 byte&gt;</text:p>
      <text:p text:style-name="P4"/>
      <text:p text:style-name="P4">Rename <text:span text:style-name="T2">(ErrorCodeReply)</text:span>:</text:p>
      <text:p text:style-name="P4">&lt;<text:span text:style-name="T12">E</text:span>rror code: ERRCODE 1 byte&gt;</text:p>
      <text:p text:style-name="P4"/>
      <text:p text:style-name="P4">Download <text:span text:style-name="T2">(ErrorCodeReply + FileMessage when SUCCESS)</text:span>:</text:p>
      <text:p text:style-name="P4">&lt;<text:span text:style-name="T13">Error code: ERRCODE 1 byte&gt;</text:span></text:p>
      <text:p text:style-name="P7">&lt;<text:span text:style-name="T13">Data: X Bytes&gt;</text:span></text:p>
      <text:p text:style-name="P7"/>
      <text:p text:style-name="P8">Upload (First and second response) <text:span text:style-name="T2">(ErrorCodeReply)</text:span>:</text:p>
      <text:p text:style-name="P8">&lt;Error code: ERRCODE 1 byte&gt;</text:p>
      <text:p text:style-name="P4"/>
      <text:p text:style-name="P4">ERRCODE can be:</text:p>
      <text:p text:style-name="P4">0x00: Success</text:p>
      <text:p text:style-name="P4">0x01: File <text:span text:style-name="T14">not found</text:span></text:p>
      <text:p text:style-name="P4">0x02: Permission Denied</text:p>
      <text:p text:style-name="P9">0x03: File too <text:span text:style-name="T15">large</text:span></text:p>
      <text:p text:style-name="P10">0x04: Server is shutting down</text:p>
      <text:p text:style-name="P8"/>
      <text:p text:style-name="P8"/>
      <text:p text:style-name="P8"/>
      <text:p text:style-name="P8"/>
      <text:p text:style-name="P8"><text:soft-page-break/>Command Formats:</text:p>
      <text:p text:style-name="P8">list</text:p>
      <text:p text:style-name="P8">delete &lt;filename&gt;</text:p>
      <text:p text:style-name="P8">rename &lt;filename&gt; &lt;new_filename&gt;</text:p>
      <text:p text:style-name="P8">download &lt;filename&gt;</text:p>
      <text:p text:style-name="P8">upload &lt;filename&gt;</text:p>
      <text:p text:style-name="P11">Flow for each command</text:p>
      <text:list text:style-name="L1">
        <text:list-item>
          <text:p text:style-name="P12">Client types a command</text:p>
          <text:list>
            <text:list-item>
              <text:p text:style-name="P12">Command is in the set {“list”, “delete”, “rename”, “upload”, “download”}</text:p>
              <text:list>
                <text:list-item>
                  <text:p text:style-name="P12">Client calls function named after command, providing an array of String arguments delimited by a space.</text:p>
                  <text:list>
                    <text:list-item>
                      <text:p text:style-name="P13">If function is called successfully</text:p>
                      <text:list>
                        <text:list-item>
                          <text:p text:style-name="P13">Wait for next command</text:p>
                        </text:list-item>
                      </text:list>
                    </text:list-item>
                    <text:list-item>
                      <text:p text:style-name="P13">If function throws exception (should just be for incorrect number of arguments)</text:p>
                      <text:list>
                        <text:list-item>
                          <text:p text:style-name="P13">Client prints usage message for command</text:p>
                        </text:list-item>
                      </text:list>
                    </text:list-item>
                  </text:list>
                </text:list-item>
              </text:list>
            </text:list-item>
            <text:list-item>
              <text:p text:style-name="P12">Command is not in the above set</text:p>
              <text:list>
                <text:list-item>
                  <text:p text:style-name="P12">Client informs user that command is invalid</text:p>
                </text:list-item>
              </text:list>
            </text:list-item>
          </text:list>
        </text:list-item>
        <text:list-item>
          <text:p text:style-name="P13">List Command</text:p>
          <text:list>
            <text:list-item>
              <text:p text:style-name="P13">Client sends ListRequest</text:p>
            </text:list-item>
            <text:list-item>
              <text:p text:style-name="P13">Server receives ListRequest</text:p>
            </text:list-item>
            <text:list-item>
              <text:p text:style-name="P13">Server reads filenames in server_files</text:p>
            </text:list-item>
            <text:list-item>
              <text:p text:style-name="P13">Server creates and sends ListReply with this information</text:p>
            </text:list-item>
            <text:list-item>
              <text:p text:style-name="P13">Client reads filenames from ListReply, prints them out to the user</text:p>
            </text:list-item>
          </text:list>
        </text:list-item>
        <text:list-item>
          <text:p text:style-name="P13">Delete Command</text:p>
          <text:list>
            <text:list-item>
              <text:p text:style-name="P13">Client sends DeleteRequest</text:p>
            </text:list-item>
            <text:list-item>
              <text:p text:style-name="P13">Server receives DeleteRequest</text:p>
            </text:list-item>
            <text:list-item>
              <text:p text:style-name="P13">Server resolves filename in relation to parent server_files</text:p>
            </text:list-item>
            <text:list-item>
              <text:p text:style-name="P13">Server checks if filepath is still in server_files</text:p>
              <text:list>
                <text:list-item>
                  <text:p text:style-name="P13">If it is, continue</text:p>
                </text:list-item>
                <text:list-item>
                  <text:p text:style-name="P13">If it isn’t, send ErrorCodeReply with error code PERMISSION_DENIED, return</text:p>
                </text:list-item>
              </text:list>
            </text:list-item>
            <text:list-item>
              <text:p text:style-name="P13">Server tries to delete filepath</text:p>
              <text:list>
                <text:list-item>
                  <text:p text:style-name="P13">If it succeeds</text:p>
                  <text:list>
                    <text:list-item>
                      <text:p text:style-name="P13">Send ErrorCodeReply with error code SUCCESS</text:p>
                    </text:list-item>
                  </text:list>
                </text:list-item>
                <text:list-item>
                  <text:p text:style-name="P13">If it fails due to FileNotFound</text:p>
                  <text:list>
                    <text:list-item>
                      <text:p text:style-name="P13">Send ErrorCodeReply with error code FILE_NOT_FOUND</text:p>
                    </text:list-item>
                  </text:list>
                </text:list-item>
                <text:list-item>
                  <text:p text:style-name="P13">If it fails due to other IOException</text:p>
                  <text:list>
                    <text:list-item>
                      <text:p text:style-name="P13">Send ErrorCodeReply with error code PERMISSION_DENIED</text:p>
                    </text:list-item>
                  </text:list>
                </text:list-item>
              </text:list>
            </text:list-item>
            <text:list-item>
              <text:p text:style-name="P14">Client relays this error code to the user</text:p>
            </text:list-item>
          </text:list>
        </text:list-item>
        <text:list-item>
          <text:p text:style-name="P13">Rename Command</text:p>
          <text:list>
            <text:list-item>
              <text:p text:style-name="P13"><text:soft-page-break/>Client sends RenameRequest</text:p>
            </text:list-item>
            <text:list-item>
              <text:p text:style-name="P13">Server resolves oldFilename and newFilename in relation to parent server_files</text:p>
            </text:list-item>
            <text:list-item>
              <text:p text:style-name="P13">Server checks if both filepaths are still in server_files</text:p>
              <text:list>
                <text:list-item>
                  <text:p text:style-name="P13">If they are, continue</text:p>
                </text:list-item>
                <text:list-item>
                  <text:p text:style-name="P13">If they aren’t, send ErrorCodeReply with error code PERMISSION_DENIED, return</text:p>
                </text:list-item>
              </text:list>
            </text:list-item>
            <text:list-item>
              <text:p text:style-name="P14">Server tries to rename oldFilepath to newFilepath</text:p>
              <text:list>
                <text:list-item>
                  <text:p text:style-name="P14">If it succeeds, send ErrorCodeReply with error code SUCCESS, return</text:p>
                </text:list-item>
                <text:list-item>
                  <text:p text:style-name="P14">If it fails because oldFilename cannot be found, send ErrorCodeReply with error code FILE_NOT_FOUND</text:p>
                </text:list-item>
                <text:list-item>
                  <text:p text:style-name="P14">if it fails for any other IOException, send ErrorCodeReply with error code PERMISSION_DENIED</text:p>
                </text:list-item>
              </text:list>
            </text:list-item>
            <text:list-item>
              <text:p text:style-name="P14">Client relays error code to the user</text:p>
            </text:list-item>
          </text:list>
        </text:list-item>
        <text:list-item>
          <text:p text:style-name="P14">Download</text:p>
          <text:list>
            <text:list-item>
              <text:p text:style-name="P14">Client sends DownloadRequest</text:p>
            </text:list-item>
            <text:list-item>
              <text:p text:style-name="P14">Server resolves filename in relation to parent server_files</text:p>
            </text:list-item>
            <text:list-item>
              <text:p text:style-name="P15">Server checks if filepath <text:span text:style-name="T14">is</text:span> still in server_files</text:p>
              <text:list>
                <text:list-item>
                  <text:p text:style-name="P15">If <text:span text:style-name="T14">it</text:span> <text:span text:style-name="T14">is</text:span>, continue</text:p>
                </text:list-item>
                <text:list-item>
                  <text:p text:style-name="P15">If <text:span text:style-name="T14">it isn’t</text:span>, send ErrorCodeReply with error code PERMISSION_DENIED, return</text:p>
                </text:list-item>
              </text:list>
            </text:list-item>
            <text:list-item>
              <text:p text:style-name="P14">Server tries to open the file</text:p>
              <text:list>
                <text:list-item>
                  <text:p text:style-name="P14">If it succeeds, send ErrorCodeReply with error code SUCCESS, send file using FileMessage</text:p>
                </text:list-item>
                <text:list-item>
                  <text:p text:style-name="P14">If it fails because filename cannot be found, send ErrorCodeReply with error code FILE_NOT_FOUND</text:p>
                </text:list-item>
                <text:list-item>
                  <text:p text:style-name="P14">if it fails for any other IOException, send ErrorCodeReply with error code PERMISSION_DENIED</text:p>
                </text:list-item>
              </text:list>
            </text:list-item>
            <text:list-item>
              <text:p text:style-name="P14">Client relays error code to the user</text:p>
            </text:list-item>
            <text:list-item>
              <text:p text:style-name="P14">Client (if code is SUCCESS) downloads file using FileMessage</text:p>
            </text:list-item>
          </text:list>
        </text:list-item>
        <text:list-item>
          <text:p text:style-name="P14">Upload</text:p>
          <text:list>
            <text:list-item>
              <text:p text:style-name="P14">Client sends UploadRequest</text:p>
            </text:list-item>
            <text:list-item>
              <text:p text:style-name="P14">Server checks if fileSize exceeds MAX_FILE_SIZE (set to 1GiB currently)</text:p>
              <text:list>
                <text:list-item>
                  <text:p text:style-name="P14">If it does</text:p>
                  <text:list>
                    <text:list-item>
                      <text:p text:style-name="P14">Server sends ErrorCodeReply with code FILE_TOO_LARGE, <text:span text:style-name="T15">returns</text:span></text:p>
                    </text:list-item>
                  </text:list>
                </text:list-item>
                <text:list-item>
                  <text:p text:style-name="P16">If it doesn’t</text:p>
                  <text:list>
                    <text:list-item>
                      <text:p text:style-name="P16"><text:soft-page-break/>Server sends ErrorCodeReply with code SUCCESS, returns</text:p>
                    </text:list-item>
                  </text:list>
                </text:list-item>
              </text:list>
            </text:list-item>
            <text:list-item>
              <text:p text:style-name="P16">If client doesn’t receive SUCCESS</text:p>
              <text:list>
                <text:list-item>
                  <text:p text:style-name="P16">Relay the error to the user and return</text:p>
                </text:list-item>
              </text:list>
            </text:list-item>
            <text:list-item>
              <text:p text:style-name="P16">Send the file contents using FileMessage</text:p>
            </text:list-item>
            <text:list-item>
              <text:p text:style-name="P16">Server gets filepath in relation to server_files, using only the name of the file (ignoring “..” for example)</text:p>
            </text:list-item>
            <text:list-item>
              <text:p text:style-name="P16">Server writes contents to filepath using FileMessage from client</text:p>
              <text:list>
                <text:list-item>
                  <text:p text:style-name="P16">If server fails to write file for some reason (maybe it runs out of storage)</text:p>
                  <text:list>
                    <text:list-item>
                      <text:p text:style-name="P16">Server sends FILE_NOT_FOUND (Not the most descriptive but its a rare case and outside the scope of this project)</text:p>
                    </text:list-item>
                  </text:list>
                </text:list-item>
                <text:list-item>
                  <text:p text:style-name="P16">If server successfully writes file</text:p>
                  <text:list>
                    <text:list-item>
                      <text:p text:style-name="P16">Server sends SUCCESS</text:p>
                    </text:list-item>
                  </text:list>
                </text:list-item>
              </text:list>
            </text:list-item>
            <text:list-item>
              <text:p text:style-name="P16">Client relays error code to the user</text:p>
            </text:list-item>
          </text:list>
        </text:list-item>
      </text:list>
      <text:p text:style-name="P17"/>
      <text:p text:style-name="P17"/>
      <text:p text:style-name="P18">Multithreading the server:</text:p>
      <text:p text:style-name="P19"><text:span text:style-name="T16">The main</text:span> thread will watch the socket, looking for clients <text:span text:style-name="T17">[see the while loop in Server.main].</text:span> When a client connects, <text:span text:style-name="T16">it</text:span> will add the requested command to the executor service <text:span text:style-name="T17">[]</text:span>, which will then handle its execution <text:span text:style-name="T17">[]</text:span>. <text:span text:style-name="T18">When the server is stopped, a shutdown hook will be triggered </text:span><text:span text:style-name="T17">[Server.shutdown]</text:span><text:span text:style-name="T18">. This hook will set a flag blocking the main thread from accepting any new connections, and it will wait on </text:span><text:span text:style-name="T16">all already-added jobs to complete before allowing the server to shutdown. </text:span><text:span text:style-name="T19">Incoming connections while the server is shutting down will be send an ErrorCode.SERVER_SHUTDOWN as a reply. (The client is set up to tell the user this.) </text:span><text:span text:style-name="T20">As the server receives requests </text:span><text:span text:style-name="T21">(before shutdown is triggered)</text:span><text:span text:style-name="T20">, it will increment Server.</text:span><text:span text:style-name="T21">activeJobs, when the thread handling that job finishes, it will decrement it. If decrementing activeJobs makes activeJobs equal 0, the condition noActiveJobs will be signaled. If the shutdown is triggered while there are active jobs, the shutdown will await the noActiveJobs condition (thus waiting for all remaining jobs to finish.)</text:span></text:p>
      <text:p text:style-name="P20">Please note that there is no handling of asynchronous access of files at the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2:17:12.635081878</meta:creation-date>
    <dc:date>2024-12-01T19:36:17.742695878</dc:date>
    <meta:editing-duration>PT3H26M7S</meta:editing-duration>
    <meta:editing-cycles>19</meta:editing-cycles>
    <meta:generator>LibreOffice/24.8.3.2$Linux_X86_64 LibreOffice_project/480$Build-2</meta:generator>
    <meta:document-statistic meta:table-count="0" meta:image-count="0" meta:object-count="0" meta:page-count="6" meta:paragraph-count="130" meta:word-count="1018" meta:character-count="6254" meta:non-whitespace-character-count="5434"/>
  </office:meta>
</office:document-meta>
</file>